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5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59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officeooo:rsid="002fca4c"/>
    </style:style>
    <style:style style:name="T21" style:family="text">
      <style:text-properties officeooo:rsid="003137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óć potem do strony 13 <text:span text:style-name="T1">!!!</text:span></text:p>
      <text:p text:style-name="P2">Abilities—A</text:p>
      <text:p text:style-name="P2"/>
      <text:list xml:id="list3312893206" text:style-name="L1">
        <text:list-item>
          <text:p text:style-name="P19">A Smile and a Word (Uśmiech i Słowo)</text:p>
        </text:list-item>
        <text:list-item>
          <text:p text:style-name="P19">Able Assistance (Przydatna Pomoc)</text:p>
        </text:list-item>
        <text:list-item>
          <text:p text:style-name="P19">Absorb Energy (Absorpcja Energii)</text:p>
        </text:list-item>
        <text:list-item>
          <text:p text:style-name="P19">Absorb Kinetic Energy (Absorpcja Energii Kinetycznej)</text:p>
        </text:list-item>
        <text:list-item>
          <text:p text:style-name="P19">Absorb Pure Energy (Absorpcja Czystej Eneergii)</text:p>
        </text:list-item>
        <text:list-item>
          <text:p text:style-name="P19">Accelerate (Akceleracja)</text:p>
        </text:list-item>
        <text:list-item>
          <text:p text:style-name="P19">Acrobatic Attack (Akrobatyczny Atak)</text:p>
        </text:list-item>
        <text:list-item>
          <text:p text:style-name="P19">Action Procesor (Procesor Akcji)</text:p>
        </text:list-item>
        <text:list-item>
          <text:p text:style-name="P19">Adaptation (Adaptacja)</text:p>
        </text:list-item>
        <text:list-item>
          <text:p text:style-name="P19">Adroit Cypher User (Zaawansowany Użytkownik Cypherów)</text:p>
        </text:list-item>
        <text:list-item>
          <text:p text:style-name="P19">Advanced Command (Zaawansowany Rozkaz)</text:p>
        </text:list-item>
        <text:list-item>
          <text:p text:style-name="P19">Advantage to Disadvantage (Atak z Ro<text:span text:style-name="T2">z</text:span>brojeniem)</text:p>
        </text:list-item>
        <text:list-item>
          <text:p text:style-name="P19">Advantages of Being Bi<text:span text:style-name="T3">g</text:span> (Zalety Bycia Dużym)</text:p>
        </text:list-item>
        <text:list-item>
          <text:p text:style-name="P19">Advantages of Being Small (Zalety Bycia Małym)</text:p>
        </text:list-item>
        <text:list-item>
          <text:p text:style-name="P20">Advie From a Friend (Porada od Przyjaciela)</text:p>
        </text:list-item>
        <text:list-item>
          <text:p text:style-name="P20">Again and Again (Znowu i Znowu)</text:p>
        </text:list-item>
        <text:list-item>
          <text:p text:style-name="P20">Ageless (Nieśmiertelny)</text:p>
        </text:list-item>
        <text:list-item>
          <text:p text:style-name="P20">Agent Provocateur (Agent-Prowokator)</text:p>
        </text:list-item>
        <text:list-item>
          <text:p text:style-name="P20">Aggression (Agresja)</text:p>
        </text:list-item>
        <text:list-item>
          <text:p text:style-name="P20">Agile Wit (Szybki Umysł)</text:p>
        </text:list-item>
        <text:list-item>
          <text:p text:style-name="P20">All-Out Con (Wysokie Skupienie)</text:p>
        </text:list-item>
        <text:list-item>
          <text:p text:style-name="P20">Alleviate (Uzdrowienie)</text:p>
        </text:list-item>
        <text:list-item>
          <text:p text:style-name="P20">Alley Rat (Szczur Miejski)</text:p>
        </text:list-item>
        <text:list-item>
          <text:p text:style-name="P20">Always Tinkering (Zawsze Majsterkując)</text:p>
        </text:list-item>
        <text:list-item>
          <text:p text:style-name="P20">Amazing Copying (Cudowne Kopiowanie)</text:p>
        </text:list-item>
        <text:list-item>
          <text:p text:style-name="P20">Amazing Effort (Dodatkowy Wysiłek)</text:p>
        </text:list-item>
        <text:list-item>
          <text:p text:style-name="P20">Amazing Leap (Wielki Skok)</text:p>
        </text:list-item>
        <text:list-item>
          <text:p text:style-name="P20">Ambusher (Czatownik)</text:p>
        </text:list-item>
        <text:list-item>
          <text:p text:style-name="P20">Amplify Sounds (Wzmocnienie Dźwięku)</text:p>
        </text:list-item>
        <text:list-item>
          <text:p text:style-name="P21">Anecdote <text:s/>(Anegdota) </text:p>
        </text:list-item>
        <text:list-item>
          <text:p text:style-name="P21">Animal Scrying (Zwierzęce Szpiegowanie ???)</text:p>
        </text:list-item>
        <text:list-item>
          <text:p text:style-name="P21">Animal Shape (Zwierzęcy Kształt)</text:p>
        </text:list-item>
        <text:list-item>
          <text:p text:style-name="P21">A<text:span text:style-name="T4">nswering Attack (Riposta)</text:span></text:p>
        </text:list-item>
        <text:list-item>
          <text:p text:style-name="P22">Anticipate Attack (Uprzedzanie Ataku)</text:p>
        </text:list-item>
        <text:list-item>
          <text:p text:style-name="P22">Anticipation (Przebłysk)</text:p>
        </text:list-item>
        <text:list-item>
          <text:p text:style-name="P22">Automatic Glow (Automatyczny Blask)</text:p>
        </text:list-item>
        <text:list-item>
          <text:p text:style-name="P22">Applying Your Knowledge (Stosowanie Swojej Wiedzy)</text:p>
        </text:list-item>
        <text:list-item>
          <text:p text:style-name="P22">Apportation (Aportacja)</text:p>
        </text:list-item>
        <text:list-item>
          <text:p text:style-name="P22">Aquatic Combatant (Wodny Wojownik)</text:p>
        </text:list-item>
        <text:list-item>
          <text:p text:style-name="P22">Arc Spraw (Potrójny Wystrzał)</text:p>
        </text:list-item>
        <text:list-item>
          <text:p text:style-name="P22">Arcane Flare (Magiczny Błysk)</text:p>
        </text:list-item>
        <text:list-item>
          <text:p text:style-name="P22">Artifact Scavenger (<text:span text:style-name="T5">Artefakty z Odzysku)</text:span></text:p>
        </text:list-item>
        <text:list-item>
          <text:p text:style-name="P23">Artifact Tinkerer (Mechanik Artefaktów)</text:p>
        </text:list-item>
        <text:list-item>
          <text:p text:style-name="P23">As Foretold in Prophercy (Jak Przepowiedziano)</text:p>
        </text:list-item>
        <text:list-item>
          <text:p text:style-name="P23">As if One Cr<text:span text:style-name="T6">e</text:span>ature (Jak Jedna Istota)</text:p>
        </text:list-item>
        <text:list-item>
          <text:p text:style-name="P24">Assassin Skills (Umiejętności Zabójcy)</text:p>
        </text:list-item>
        <text:list-item>
          <text:p text:style-name="P24">Assasin Strike (Cios Skrytobójcy)</text:p>
        </text:list-item>
        <text:list-item>
          <text:p text:style-name="P24">Asserting Your Priviledge (Potwierdzenie Własnego Przywileju)</text:p>
        </text:list-item>
        <text:list-item>
          <text:p text:style-name="P25">Assume Control (Przejęcie Kontroli)</text:p>
        </text:list-item>
        <text:list-item>
          <text:p text:style-name="P25"><text:soft-page-break/>Athlete (Atleta)</text:p>
        </text:list-item>
        <text:list-item>
          <text:p text:style-name="P25">Attack and Attack Again (Atak i Ponowny Atak)</text:p>
        </text:list-item>
        <text:list-item>
          <text:p text:style-name="P25">Attack Flourish (Estetyczny Atak)</text:p>
        </text:list-item>
        <text:list-item>
          <text:p text:style-name="P25">Augment Cypher (Modyfikacja Cyphera)</text:p>
        </text:list-item>
        <text:list-item>
          <text:p text:style-name="P25">Autodoctor (Autodoktor)</text:p>
        </text:list-item>
        <text:list-item>
          <text:p text:style-name="P25">Awareness (Świadomość)</text:p>
        </text:list-item>
      </text:list>
      <text:p text:style-name="P3"/>
      <text:p text:style-name="P4">B</text:p>
      <text:p text:style-name="P4"/>
      <text:list xml:id="list3754456382" text:style-name="L2">
        <text:list-item>
          <text:p text:style-name="P26">Babel (Babel)</text:p>
        </text:list-item>
        <text:list-item>
          <text:p text:style-name="P26">Balance (Balansowanie)</text:p>
        </text:list-item>
        <text:list-item>
          <text:p text:style-name="P26">Band of Desperados (Drużyna Desperados)</text:p>
        </text:list-item>
        <text:list-item>
          <text:p text:style-name="P26">Band of Followers (Drużyna Towarzyszy)</text:p>
        </text:list-item>
        <text:list-item>
          <text:p text:style-name="P26">Bash (Ogłuszenie)</text:p>
        </text:list-item>
        <text:list-item>
          <text:p text:style-name="P26">Basic Follower (Podstawowy Towarzysz)</text:p>
        </text:list-item>
        <text:list-item>
          <text:p text:style-name="P26">Battle Management (Zarządzanie Bitwą)</text:p>
        </text:list-item>
        <text:list-item>
          <text:p text:style-name="P26">Battlefield Tactician (Taktyk Pola Walki)</text:p>
        </text:list-item>
        <text:list-item>
          <text:p text:style-name="P26">Beast Call (Zew Dziczy)</text:p>
        </text:list-item>
        <text:list-item>
          <text:p text:style-name="P26">Beast Companion (Zwierzęcy Towarzysz)</text:p>
        </text:list-item>
        <text:list-item>
          <text:p text:style-name="P26">Beast Eyes (Oczy Bestii)</text:p>
        </text:list-item>
        <text:list-item>
          <text:p text:style-name="P26">Beast Form (Likantropia)</text:p>
        </text:list-item>
        <text:list-item>
          <text:p text:style-name="P26">Beneath Notice (Niezauważalny)</text:p>
        </text:list-item>
        <text:list-item>
          <text:p text:style-name="P26">Bestiary Knowledge (Wiedza z Bestiariusza)</text:p>
        </text:list-item>
        <text:list-item>
          <text:p text:style-name="P26">Betrayal (Zdrada)</text:p>
        </text:list-item>
        <text:list-item>
          <text:p text:style-name="P27">Better Living Through Chemistry (Lepsze Życie Dzięki Chemii)</text:p>
        </text:list-item>
        <text:list-item>
          <text:p text:style-name="P27">Better Surprise Attack (Lepszy Atak z Zaskoczenia)</text:p>
        </text:list-item>
        <text:list-item>
          <text:p text:style-name="P27">Bigger (Większy)</text:p>
        </text:list-item>
        <text:list-item>
          <text:p text:style-name="P27">Bigger Animal Shape (Większy Zwierzęcy Kształt)</text:p>
        </text:list-item>
        <text:list-item>
          <text:p text:style-name="P27">Bigger Beast Form (Większy Likantrop)</text:p>
        </text:list-item>
        <text:list-item>
          <text:p text:style-name="P27">Biomorphic Detonation (Detonacji Biomorficzna)</text:p>
        </text:list-item>
        <text:list-item>
          <text:p text:style-name="P28">Biomorphic Healing (Biomorficzne Leczenie)</text:p>
        </text:list-item>
        <text:list-item>
          <text:p text:style-name="P28">Blameless (Spryciula)</text:p>
        </text:list-item>
        <text:list-item>
          <text:p text:style-name="P28">Blend In (Zlanie się z Tłem)</text:p>
        </text:list-item>
        <text:list-item>
          <text:p text:style-name="P28">Blessing of the Gods (Błogosławieństwo Bóstw)</text:p>
        </text:list-item>
        <text:list-item>
          <text:p text:style-name="P28">Blind Machine (Oślepienie Maszyny)</text:p>
        </text:list-item>
        <text:list-item>
          <text:p text:style-name="P28">Blinding Attack (Oślepiający Atak)</text:p>
        </text:list-item>
        <text:list-item>
          <text:p text:style-name="P28">Blink of an Eye (W Mgnieniu Oka)</text:p>
        </text:list-item>
        <text:list-item>
          <text:p text:style-name="P28">Block (Blok)</text:p>
        </text:list-item>
        <text:list-item>
          <text:p text:style-name="P28">Block for Another (<text:span text:style-name="T7">Chronienie Sprzymierzeńca</text:span>)</text:p>
        </text:list-item>
        <text:list-item>
          <text:p text:style-name="P29">Blood Fever (Gorączka Krwi)</text:p>
        </text:list-item>
        <text:list-item>
          <text:p text:style-name="P29">Bloodlust (Zew Krwi)</text:p>
        </text:list-item>
        <text:list-item>
          <text:p text:style-name="P29">Blurring Speed (Rozmazana Prędkość)</text:p>
        </text:list-item>
        <text:list-item>
          <text:p text:style-name="P29">Body Morph (Zmiana Ciała)</text:p>
        </text:list-item>
        <text:list-item>
          <text:p text:style-name="P29">Bolt Rider (Jeździec Błyskawicy)</text:p>
        </text:list-item>
        <text:list-item>
          <text:p text:style-name="P29">Bolts of Power (Promienie Mocy)</text:p>
        </text:list-item>
        <text:list-item>
          <text:p text:style-name="P29">Bolster Illusion (Urealnienie Iluzji)</text:p>
        </text:list-item>
        <text:list-item>
          <text:p text:style-name="P29">Boost Manifest Cypher (Ulepsz Materialny Cypher)</text:p>
        </text:list-item>
        <text:list-item>
          <text:p text:style-name="P29">Boost Manifest Cypher Function (Ulepsz Funkcjonowanie Materialnego Cyphera)</text:p>
        </text:list-item>
        <text:list-item>
          <text:p text:style-name="P29">Bouncind Shield (Skacząca Tarcza)</text:p>
        </text:list-item>
        <text:list-item>
          <text:p text:style-name="P29">Bound Magic Creature (Zwiąż Magiczną Istotę)</text:p>
        </text:list-item>
        <text:list-item>
          <text:p text:style-name="P29">Brainwashing (Pranie Mózgu)</text:p>
        </text:list-item>
        <text:list-item>
          <text:p text:style-name="P29">Break the Line (Przełamanie Linii) </text:p>
        </text:list-item>
        <text:list-item>
          <text:p text:style-name="P29"><text:soft-page-break/>Break the Ranks (Ruch i Multiatak)</text:p>
        </text:list-item>
        <text:list-item>
          <text:p text:style-name="P29">Break Their Mind (Przełamanie Umysłów)</text:p>
        </text:list-item>
        <text:list-item>
          <text:p text:style-name="P30">Breaker (Niszczyciel)</text:p>
        </text:list-item>
        <text:list-item>
          <text:p text:style-name="P30">Brute Strike (Brutalne Uderzenie)</text:p>
        </text:list-item>
        <text:list-item>
          <text:p text:style-name="P30">Buddy System (Koleżka)</text:p>
        </text:list-item>
        <text:list-item>
          <text:p text:style-name="P30">Built-in Weaponry (Wbudowanie Bronie)</text:p>
        </text:list-item>
        <text:list-item>
          <text:p text:style-name="P30">Burning Light (Palące Światło)</text:p>
        </text:list-item>
        <text:list-item>
          <text:p text:style-name="P30">Burst of Escape (Ucieczka)</text:p>
        </text:list-item>
        <text:list-item>
          <text:p text:style-name="P30">Bypass Barrier (Przeniknięcie Przez Barierę)</text:p>
        </text:list-item>
      </text:list>
      <text:p text:style-name="P5"/>
      <text:p text:style-name="P6">C</text:p>
      <text:p text:style-name="P5"/>
      <text:list xml:id="list3723678098" text:style-name="L3">
        <text:list-item>
          <text:p text:style-name="P31">Call Dead Spirit (Wezwanie Ducha)</text:p>
        </text:list-item>
        <text:list-item>
          <text:p text:style-name="P31">Call in Favor (<text:span text:style-name="T8">Przysługa)</text:span></text:p>
        </text:list-item>
        <text:list-item>
          <text:p text:style-name="P32">Call Otherworldly Spirit (Wezwanie Międzywymiarowego Ducha)</text:p>
        </text:list-item>
        <text:list-item>
          <text:p text:style-name="P32">Call The Storm (Wezwanie Burzy)</text:p>
        </text:list-item>
        <text:list-item>
          <text:p text:style-name="P32">Call Swarm (Wezwanie Roju)</text:p>
        </text:list-item>
        <text:list-item>
          <text:p text:style-name="P32">Call Through Time (Wezwanie Przez Czas)</text:p>
        </text:list-item>
        <text:list-item>
          <text:p text:style-name="P32">Calm (Uspokojenie)</text:p>
        </text:list-item>
        <text:list-item>
          <text:p text:style-name="P32">Calm Stranger (Uspokojenie Nieznajomego)</text:p>
        </text:list-item>
        <text:list-item>
          <text:p text:style-name="P32">Capable Warrior (Zręczny Wojownik)</text:p>
        </text:list-item>
        <text:list-item>
          <text:p text:style-name="P32">Captiavete or Inspire (Zachwyt lub Inspiracja)</text:p>
        </text:list-item>
        <text:list-item>
          <text:p text:style-name="P32">Captivate With Starshine (Zachwyt Światła Gwiazd)</text:p>
        </text:list-item>
        <text:list-item>
          <text:p text:style-name="P32">Car Surfer (Surfer Aut)</text:p>
        </text:list-item>
        <text:list-item>
          <text:p text:style-name="P32">Careful Aim (Ostrożny Rzut)</text:p>
        </text:list-item>
        <text:list-item>
          <text:p text:style-name="P32">Careful Shot (Ostrożny Strzał)</text:p>
        </text:list-item>
        <text:list-item>
          <text:p text:style-name="P32">Cast Ilusion (Rzuć Iluzję)</text:p>
        </text:list-item>
        <text:list-item>
          <text:p text:style-name="P32">Castigate (Przerażenie)</text:p>
        </text:list-item>
        <text:list-item>
          <text:p text:style-name="P33">Celebrity Talent (Talent Celebryty)</text:p>
        </text:list-item>
        <text:list-item>
          <text:p text:style-name="P34">Center of Attention (Centrum Uwagi)</text:p>
        </text:list-item>
        <text:list-item>
          <text:p text:style-name="P34">Chamber of Dreams (Komnata Snów)</text:p>
        </text:list-item>
        <text:list-item>
          <text:p text:style-name="P33"><text:span text:style-name="T9">Change the Paradigm (Zmiana Paradygmatu)</text:span> </text:p>
        </text:list-item>
        <text:list-item>
          <text:p text:style-name="P34">Charge (Naładowanie)</text:p>
        </text:list-item>
        <text:list-item>
          <text:p text:style-name="P34">Charge Weapon (Naładowanie Broni)</text:p>
        </text:list-item>
        <text:list-item>
          <text:p text:style-name="P34">Charging Horde (Szarża Hordy)</text:p>
        </text:list-item>
        <text:list-item>
          <text:p text:style-name="P34">Charm Machine (Zauroczenie Maszyny)</text:p>
        </text:list-item>
        <text:list-item>
          <text:p text:style-name="P34">Cloak of Opportunity (Chmura Ochronna)</text:p>
        </text:list-item>
        <text:list-item>
          <text:p text:style-name="P34">Closed Mind (Umysł-Twierdza)</text:p>
        </text:list-item>
        <text:list-item>
          <text:p text:style-name="P34">Cloud Personal Memories (Zamglenie Pamięci Krótkotrwałej)</text:p>
        </text:list-item>
        <text:list-item>
          <text:p text:style-name="P34">Coaxing Power (<text:span text:style-name="T10">Ulepszenie Maszyny</text:span>)</text:p>
        </text:list-item>
        <text:list-item>
          <text:p text:style-name="P35">Cognizant Offense (Obliczenia Bitewne)</text:p>
        </text:list-item>
        <text:list-item>
          <text:p text:style-name="P35">Cold Burst (Emisja Zimna)</text:p>
        </text:list-item>
        <text:list-item>
          <text:p text:style-name="P35">Colossal (Kolos)</text:p>
        </text:list-item>
        <text:list-item>
          <text:p text:style-name="P35">Combat Challenge (Wyzwanie Bojowe)</text:p>
        </text:list-item>
        <text:list-item>
          <text:p text:style-name="P35">Cambat Prowess (Zdolności Bojowe)</text:p>
        </text:list-item>
        <text:list-item>
          <text:p text:style-name="P35">Command (Rozkaz)</text:p>
        </text:list-item>
        <text:list-item>
          <text:p text:style-name="P35">Command Beast (Rozkazywanie Bestiom)</text:p>
        </text:list-item>
        <text:list-item>
          <text:p text:style-name="P35">Command Machine (Rozkazywanie Maszynom)</text:p>
        </text:list-item>
        <text:list-item>
          <text:p text:style-name="P35">Command Metal (Kontrola Metalu)</text:p>
        </text:list-item>
        <text:list-item>
          <text:p text:style-name="P35">Command Spirit (Rozkazywanie Duchom)</text:p>
        </text:list-item>
        <text:list-item>
          <text:p text:style-name="P35">Communication (Komunikacja)</text:p>
        </text:list-item>
        <text:list-item>
          <text:p text:style-name="P35">Community Activist (Lokalny Aktywista)</text:p>
        </text:list-item>
        <text:list-item>
          <text:p text:style-name="P35"><text:soft-page-break/>Community Knowledge (Wiedza o Społeczności)</text:p>
        </text:list-item>
        <text:list-item>
          <text:p text:style-name="P35">Computer Programing (Programowanie)</text:p>
        </text:list-item>
        <text:list-item>
          <text:p text:style-name="P35">Concussion <text:span text:style-name="T11">(Wybuch)</text:span></text:p>
        </text:list-item>
        <text:list-item>
          <text:p text:style-name="P36">Concussive Blast (Promień Odrzucający)</text:p>
        </text:list-item>
        <text:list-item>
          <text:p text:style-name="P36">Confidence Artist (Sprawny Oszust)</text:p>
        </text:list-item>
        <text:list-item>
          <text:p text:style-name="P36">Confounding Banter (Konfundujące Nonsensy)</text:p>
        </text:list-item>
        <text:list-item>
          <text:p text:style-name="P36">Confuse Enemy (Skonfunduj Wroga)</text:p>
        </text:list-item>
        <text:list-item>
          <text:p text:style-name="P36">Conjuration (Przywołanie)</text:p>
        </text:list-item>
        <text:list-item>
          <text:p text:style-name="P36">Connected (Połączenia)</text:p>
        </text:list-item>
        <text:list-item>
          <text:p text:style-name="P36">Contortionist (Człowiek-Guma)</text:p>
        </text:list-item>
        <text:list-item>
          <text:p text:style-name="P36">Control the Field (Kontrola Bitewna)</text:p>
        </text:list-item>
        <text:list-item>
          <text:p text:style-name="P36">Control Machine (Kontrola Maszyny)</text:p>
        </text:list-item>
        <text:list-item>
          <text:p text:style-name="P36">Control the Savage (Kontrola Dzikiej Bestii)</text:p>
        </text:list-item>
        <text:list-item>
          <text:p text:style-name="P36">Control Swarm (Kontrola Roju)</text:p>
        </text:list-item>
        <text:list-item>
          <text:p text:style-name="P36">Control Weather (Kontrola Pogody)</text:p>
        </text:list-item>
        <text:list-item>
          <text:p text:style-name="P36">Controlled Change (Kontrolowana Przemiana)</text:p>
        </text:list-item>
        <text:list-item>
          <text:p text:style-name="P36">Controlled Fall (Kontrolowany Upadek)</text:p>
        </text:list-item>
        <text:list-item>
          <text:p text:style-name="P36">Coordinated Effort (Skoordynowany Wysiłek)</text:p>
        </text:list-item>
        <text:list-item>
          <text:p text:style-name="P36">Copy Power (Skopiuj Moc)</text:p>
        </text:list-item>
        <text:list-item>
          <text:p text:style-name="P36">Counter Danger (Okiełznanie Niebezpieczeństwa)</text:p>
        </text:list-item>
        <text:list-item>
          <text:p text:style-name="P36">Countermeasures (Środki Zaradcze)</text:p>
        </text:list-item>
        <text:list-item>
          <text:p text:style-name="P36">Courageous (Odwaga)</text:p>
        </text:list-item>
        <text:list-item>
          <text:p text:style-name="P36">Crafter (Rzemieślnik)</text:p>
        </text:list-item>
        <text:list-item>
          <text:p text:style-name="P36">Create (Stworzenie)</text:p>
        </text:list-item>
        <text:list-item>
          <text:p text:style-name="P36">Create Deadly Poison (Stworzenie Śmiertelnej Trucizny)</text:p>
        </text:list-item>
        <text:list-item>
          <text:p text:style-name="P36">Create Water (Stworzenie Wody)</text:p>
        </text:list-item>
        <text:list-item>
          <text:p text:style-name="P36">Creature Insight (Badanie Istoty)</text:p>
        </text:list-item>
        <text:list-item>
          <text:p text:style-name="P36">Critter Companion (Futrzasty Towarzysz)</text:p>
        </text:list-item>
        <text:list-item>
          <text:p text:style-name="P36">Crowd Control (Kontrola Tłumu)</text:p>
        </text:list-item>
        <text:list-item>
          <text:p text:style-name="P36">Crushing Blow (Miażdżący Cios)</text:p>
        </text:list-item>
        <text:list-item>
          <text:p text:style-name="P36">Crystal Lens (Kryształowe Soczewki)</text:p>
        </text:list-item>
        <text:list-item>
          <text:p text:style-name="P36">Crystaline Body (Kryształowe Ciało)</text:p>
        </text:list-item>
        <text:list-item>
          <text:p text:style-name="P36">Curious (Ciekawy)</text:p>
        </text:list-item>
        <text:list-item>
          <text:p text:style-name="P36">Cutting Light (Tnące Światło)</text:p>
        </text:list-item>
        <text:list-item>
          <text:p text:style-name="P36">Cypher Casting (Rzucanie Cypherów)</text:p>
        </text:list-item>
        <text:list-item>
          <text:p text:style-name="P36">Cypher Surge (Przypływ Cyphera)</text:p>
        </text:list-item>
        <text:list-item>
          <text:p text:style-name="P36">CypherS<text:span text:style-name="T12">m</text:span>ith (Twórca Cypherów)</text:p>
        </text:list-item>
      </text:list>
      <text:p text:style-name="P7"/>
      <text:p text:style-name="P8">D</text:p>
      <text:p text:style-name="P7"/>
      <text:list xml:id="list231346201612685" text:continue-numbering="true" text:style-name="L3">
        <text:list-item>
          <text:p text:style-name="P37">Damage Dealer (Dodatkowe Obrażenia)</text:p>
        </text:list-item>
        <text:list-item>
          <text:p text:style-name="P38">Damage Transference (Przekaz Obrażeń)</text:p>
        </text:list-item>
        <text:list-item>
          <text:p text:style-name="P38">Damn the Guilty (Potępienie Winnych)</text:p>
        </text:list-item>
        <text:list-item>
          <text:p text:style-name="P38">Danger Instinct (Instynkt Niebezpieczeństwa)</text:p>
        </text:list-item>
        <text:list-item>
          <text:p text:style-name="P38">Danger Sense (Zmysł Niebezpieczeństwa)</text:p>
        </text:list-item>
        <text:list-item>
          <text:p text:style-name="P38">Dark Explorer (Eksplorator Ciemności)</text:p>
        </text:list-item>
        <text:list-item>
          <text:p text:style-name="P38">Dark Matter Shell (Powłoka Ciemnej Materii)</text:p>
        </text:list-item>
        <text:list-item>
          <text:p text:style-name="P38">Dark Matter Shroud (Płaszcz Ciemnej Materii)</text:p>
        </text:list-item>
        <text:list-item>
          <text:p text:style-name="P38">Dark Matter Strike (Cios Ciemnej Materii)</text:p>
        </text:list-item>
        <text:list-item>
          <text:p text:style-name="P38">Dark Matter Structure (Budowla Ciemnej Materii)</text:p>
        </text:list-item>
        <text:list-item>
          <text:p text:style-name="P38">Datajack (<text:span text:style-name="T13">Implant Wizualnej Identyfikacji</text:span>)</text:p>
        </text:list-item>
        <text:list-item>
          <text:p text:style-name="P39">Daydream (Sen na Jawie)</text:p>
        </text:list-item>
        <text:list-item>
          <text:p text:style-name="P39"><text:soft-page-break/>Dazing Attack (Oszałamiający Atak)</text:p>
        </text:list-item>
        <text:list-item>
          <text:p text:style-name="P39">Dazzling Sunburst (Oszałamiajace Światło)</text:p>
        </text:list-item>
        <text:list-item>
          <text:p text:style-name="P39">Deativate Mechanisms (Deaktywacja Mechanizmu)</text:p>
        </text:list-item>
        <text:list-item>
          <text:p text:style-name="P39">Deadly Aim (Śmiertelna Salwa)</text:p>
        </text:list-item>
        <text:list-item>
          <text:p text:style-name="P39">Deadly Strike (Śmiertelny Cios)</text:p>
        </text:list-item>
        <text:list-item>
          <text:p text:style-name="P39">Deadly Swam (Śmiercionośny Rój)</text:p>
        </text:list-item>
        <text:list-item>
          <text:p text:style-name="P39">Death Touch (Dotyk Śmierci)</text:p>
        </text:list-item>
        <text:list-item>
          <text:p text:style-name="P39">Debate (Debata)</text:p>
        </text:list-item>
        <text:list-item>
          <text:p text:style-name="P39">Debilitaking Strike (Bolesne Uderzenie)</text:p>
        </text:list-item>
        <text:list-item>
          <text:p text:style-name="P39">Decipher (Deszyfracja)</text:p>
        </text:list-item>
        <text:list-item>
          <text:p text:style-name="P39">Deep Consideration (Głębokie Przemyślenia)</text:p>
        </text:list-item>
        <text:list-item>
          <text:p text:style-name="P39">Deep Reserves (Głębokie Reserwy)</text:p>
        </text:list-item>
        <text:list-item>
          <text:p text:style-name="P39">Deep Resources (Ulepszenie Szybkości)</text:p>
        </text:list-item>
        <text:list-item>
          <text:p text:style-name="P39">Deep Water Guide (Przewodnik Głębokich Wód)</text:p>
        </text:list-item>
        <text:list-item>
          <text:p text:style-name="P39">Defend All the Innocent (Chroń Wszystkich Niewinnych)</text:p>
        </text:list-item>
        <text:list-item>
          <text:p text:style-name="P39">Defend Innocent (Ochrona Niewinnego)</text:p>
        </text:list-item>
        <text:list-item>
          <text:p text:style-name="P39">Defendind Weapon (Broń Defensywna)</text:p>
        </text:list-item>
        <text:list-item>
          <text:p text:style-name="P39">Defense Against Robots (Ochrona Przed Robotami)</text:p>
        </text:list-item>
        <text:list-item>
          <text:p text:style-name="P39">Defense Master (Mistrz Obrony)</text:p>
        </text:list-item>
        <text:list-item>
          <text:p text:style-name="P39">Defensive Augmentation (Usprawnienie Defensywne)</text:p>
        </text:list-item>
        <text:list-item>
          <text:p text:style-name="P39">Defensive Blinking (Obronna Teleportacja)</text:p>
        </text:list-item>
        <text:list-item>
          <text:p text:style-name="P39">Defensive Field (Pole Obronne)</text:p>
        </text:list-item>
        <text:list-item>
          <text:p text:style-name="P39">Defensiwe Phasing (Defensywne Znikanie)</text:p>
        </text:list-item>
        <text:list-item>
          <text:p text:style-name="P39">Definite Down (Definiowanie Dołu)</text:p>
        </text:list-item>
        <text:list-item>
          <text:p text:style-name="P39">Deflect Attack (Odbicie Ataku)</text:p>
        </text:list-item>
        <text:list-item>
          <text:p text:style-name="P39">Defuse Situation (Ogarnięcie Sytuacji)</text:p>
        </text:list-item>
        <text:list-item>
          <text:p text:style-name="P39">Demeanor of Commond (Rozkazująca Postura)</text:p>
        </text:list-item>
        <text:list-item>
          <text:p text:style-name="P39">Designation (<text:span text:style-name="T14">Osąd)</text:span></text:p>
        </text:list-item>
        <text:list-item>
          <text:p text:style-name="P40">Destined for Greatness (Przeznaczenie Wielkości)</text:p>
        </text:list-item>
        <text:list-item>
          <text:p text:style-name="P40">Destroy Metal (Niszczenie Metalu)</text:p>
        </text:list-item>
        <text:list-item>
          <text:p text:style-name="P40">Destroyer (Niszczyciel)</text:p>
        </text:list-item>
        <text:list-item>
          <text:p text:style-name="P40">Detect Life (Wykrycie Życia)</text:p>
        </text:list-item>
        <text:list-item>
          <text:p text:style-name="P40">Device Insight (Wgląd w Urządzenie)</text:p>
        </text:list-item>
        <text:list-item>
          <text:p text:style-name="P40">Devoted Defender (Wierny Obrońca)</text:p>
        </text:list-item>
        <text:list-item>
          <text:p text:style-name="P40">Diamagnetism (Diamagnetyzm)</text:p>
        </text:list-item>
        <text:list-item>
          <text:p text:style-name="P40">Dimensional Squeeze (Wymiarowy Ścisk)</text:p>
        </text:list-item>
        <text:list-item>
          <text:p text:style-name="P40">Dirty Fighter (<text:span text:style-name="T15">Nieczyste Zagrania</text:span>)</text:p>
        </text:list-item>
        <text:list-item>
          <text:p text:style-name="P41">Disable Mechanizm (Rozbrojenie Urządzenia)</text:p>
        </text:list-item>
        <text:list-item>
          <text:p text:style-name="P41">Disappear (Niewidzialność)</text:p>
        </text:list-item>
        <text:list-item>
          <text:p text:style-name="P41">Disarming Attack (Rozbrojenie)</text:p>
        </text:list-item>
        <text:list-item>
          <text:p text:style-name="P41">Disarming Strike (Cios Rozbrający)</text:p>
        </text:list-item>
        <text:list-item>
          <text:p text:style-name="P41">Discerning Mind (Silny Umysł)</text:p>
        </text:list-item>
        <text:list-item>
          <text:p text:style-name="P41">Discipline of Watchfulness (Wspieranie Uważności)</text:p>
        </text:list-item>
        <text:list-item>
          <text:p text:style-name="P41">Disguise (Przebranie)</text:p>
        </text:list-item>
        <text:list-item>
          <text:p text:style-name="P41">Disguise Other (Przebranie Innej Osoby)</text:p>
        </text:list-item>
        <text:list-item>
          <text:p text:style-name="P41">Disincentivize (Zniechęcenie)</text:p>
        </text:list-item>
        <text:list-item>
          <text:p text:style-name="P41">Disrupting Touch (Przeszkadzający Dotyk)</text:p>
        </text:list-item>
        <text:list-item>
          <text:p text:style-name="P41">Distance Viewing (Dalekie Spojrzenie)</text:p>
        </text:list-item>
        <text:list-item>
          <text:p text:style-name="P41">Distant Interface (Interfejs Zasięgowy)</text:p>
        </text:list-item>
        <text:list-item>
          <text:p text:style-name="P41">Distortion (Zamglenie)</text:p>
        </text:list-item>
        <text:list-item>
          <text:p text:style-name="P41">Diver (Nurek)</text:p>
        </text:list-item>
        <text:list-item>
          <text:p text:style-name="P41">Divert Attacks (Odbicie Ataków)</text:p>
        </text:list-item>
        <text:list-item>
          <text:p text:style-name="P41"><text:soft-page-break/>Divide Your Mind (Rozdzielenie Jaźni)</text:p>
        </text:list-item>
        <text:list-item>
          <text:p text:style-name="P41">Divine Intervention (Boska Interwencja)</text:p>
        </text:list-item>
        <text:list-item>
          <text:p text:style-name="P42">Divine Knowledge (Boska Wiedza)</text:p>
        </text:list-item>
        <text:list-item>
          <text:p text:style-name="P42">Divine Radiance (Boski Blask)</text:p>
        </text:list-item>
        <text:list-item>
          <text:p text:style-name="P42">Divine Symbol (Boski Symbol)</text:p>
        </text:list-item>
        <text:list-item>
          <text:p text:style-name="P42">Do You Know Who I Am (Czy Wiesz W Ogóle Kim Jestem?)</text:p>
        </text:list-item>
        <text:list-item>
          <text:p text:style-name="P42">Dodge and Resist (Unika i Oporność)</text:p>
        </text:list-item>
        <text:list-item>
          <text:p text:style-name="P42">Dodge and Respond (Unik i Rewanż)Double Strike (Podwójny Cios)</text:p>
        </text:list-item>
        <text:list-item>
          <text:p text:style-name="P42">Dragon’s Maw (Szczęki Smoka)</text:p>
        </text:list-item>
        <text:list-item>
          <text:p text:style-name="P42">Drain at a Distance (Wysysanie na Zasięg)</text:p>
        </text:list-item>
        <text:list-item>
          <text:p text:style-name="P42">Drain Charge (Wyssanie Ładunku)</text:p>
        </text:list-item>
        <text:list-item>
          <text:p text:style-name="P42">Drain Creature (Wyssanie Istoty)</text:p>
        </text:list-item>
        <text:list-item>
          <text:p text:style-name="P42">Drain Machine (Wyssanie Maszyny)</text:p>
        </text:list-item>
        <text:list-item>
          <text:p text:style-name="P42">Drain Power (Wyssanie Mocy)</text:p>
        </text:list-item>
        <text:list-item>
          <text:p text:style-name="P42">Draw Conclusion (Wyciągnięcie Wniosków)</text:p>
        </text:list-item>
        <text:list-item>
          <text:p text:style-name="P42">Drawing on Life’s Experiences (Korzystając z Doświadczenia Życiowego)</text:p>
        </text:list-item>
        <text:list-item>
          <text:p text:style-name="P43">Dreadwood (Straszny Las)</text:p>
        </text:list-item>
        <text:list-item>
          <text:p text:style-name="P43">Dream Becomes Reality (Sen Staje się Prawdą)</text:p>
        </text:list-item>
        <text:list-item>
          <text:p text:style-name="P43">Dream Thief (Złodziej Snów)</text:p>
        </text:list-item>
        <text:list-item>
          <text:p text:style-name="P43">Dreamcraft (Iluzja Snów)</text:p>
        </text:list-item>
        <text:list-item>
          <text:p text:style-name="P43">Driver (Kierowca)</text:p>
        </text:list-item>
        <text:list-item>
          <text:p text:style-name="P43">Driving on the Edge (Atak Podczas Kierowania)</text:p>
        </text:list-item>
        <text:list-item>
          <text:p text:style-name="P43">Dual Defense (Podwójna Obrona)</text:p>
        </text:list-item>
        <text:list-item>
          <text:p text:style-name="P43">Dual Distraction (Podwójne Rozproszenie Uwagi)</text:p>
        </text:list-item>
        <text:list-item>
          <text:p text:style-name="P43">Dual Light Wield (Podwójne Władanie Lekkimi Broniami)</text:p>
        </text:list-item>
        <text:list-item>
          <text:p text:style-name="P43">Dual Medium Wield (Podwójne Władanie Średnią Bronią)</text:p>
        </text:list-item>
        <text:list-item>
          <text:p text:style-name="P43">Dual Wards (Podwójni Bronieni)</text:p>
        </text:list-item>
        <text:list-item>
          <text:p text:style-name="P43">Duel to the Death (Pojedynek na Śmierć i Życie)</text:p>
        </text:list-item>
        <text:list-item>
          <text:p text:style-name="P43">Duplicate (Klon)</text:p>
        </text:list-item>
        <text:list-item>
          <text:p text:style-name="P43">Dust to Dust (Pył w Pył)</text:p>
        </text:list-item>
      </text:list>
      <text:p text:style-name="P9"/>
      <text:p text:style-name="P10">E</text:p>
      <text:p text:style-name="P9"/>
      <text:list xml:id="list3034188231" text:style-name="L4">
        <text:list-item>
          <text:p text:style-name="P44">Earthquake (Trzęsienie Ziemi)</text:p>
        </text:list-item>
        <text:list-item>
          <text:p text:style-name="P58"><text:span text:style-name="T17">E</text:span><text:span text:style-name="T16">cholocation (Echolokacja)</text:span></text:p>
        </text:list-item>
        <text:list-item>
          <text:p text:style-name="P45">Effective Skill (Ulepszenie Umiejętności)</text:p>
        </text:list-item>
        <text:list-item>
          <text:p text:style-name="P45">Elastic Grip (Elastyczny Chwyt)</text:p>
        </text:list-item>
        <text:list-item>
          <text:p text:style-name="P45">Delectric Armor (Elektryczny Pancerz)Electrical Flight (Elektryczny Lot)</text:p>
        </text:list-item>
        <text:list-item>
          <text:p text:style-name="P45">Elemental Protection (Obrona Przed Żywiołami)</text:p>
        </text:list-item>
        <text:list-item>
          <text:p text:style-name="P45">Elusive (Nieuchwytny)</text:p>
        </text:list-item>
        <text:list-item>
          <text:p text:style-name="P45">Embrace The Night (W Objęciach Nocy)</text:p>
        </text:list-item>
        <text:list-item>
          <text:p text:style-name="P45">Embraced by Darkness (W Objęciach Mroku)</text:p>
        </text:list-item>
        <text:list-item>
          <text:p text:style-name="P45">Enable Others (Pomoc Bez Akcji)</text:p>
        </text:list-item>
        <text:list-item>
          <text:p text:style-name="P58"><text:span text:style-name="T16">Enchanted Movement (</text:span><text:span text:style-name="T18">Zaczarowany</text:span><text:span text:style-name="T16"> Ruch)</text:span></text:p>
        </text:list-item>
        <text:list-item>
          <text:p text:style-name="P46">Enchanted Weapon (Zaczarowana Broń)</text:p>
        </text:list-item>
        <text:list-item>
          <text:p text:style-name="P46">Encouragement (Zachęta)</text:p>
        </text:list-item>
        <text:list-item>
          <text:p text:style-name="P46">Encouraging Present (Zachęcająca Obecność)</text:p>
        </text:list-item>
        <text:list-item>
          <text:p text:style-name="P46">Endurance (Wytrzymałość)</text:p>
        </text:list-item>
        <text:list-item>
          <text:p text:style-name="P46">Energize Creature (Zasilenie Istoty)</text:p>
        </text:list-item>
        <text:list-item>
          <text:p text:style-name="P46">Energize Crowd (Zasilenie Tłumu)</text:p>
        </text:list-item>
        <text:list-item>
          <text:p text:style-name="P46">Energize Object (Zasilenie Przedmiotu)</text:p>
        </text:list-item>
        <text:list-item>
          <text:p text:style-name="P46">Energized Sheild (Zasilona Tarcza)</text:p>
        </text:list-item>
        <text:list-item>
          <text:p text:style-name="P46"><text:soft-page-break/>Energy Protection (Ochrona Przed Energią)</text:p>
        </text:list-item>
        <text:list-item>
          <text:p text:style-name="P46">Energy Resistance (Odporność na Energię)</text:p>
        </text:list-item>
        <text:list-item>
          <text:p text:style-name="P46">Enhance Strength (Ulepszenie Siły)</text:p>
        </text:list-item>
        <text:list-item>
          <text:p text:style-name="P46">Enhanced Beast Form (Ulepszona Likantropia)</text:p>
        </text:list-item>
        <text:list-item>
          <text:p text:style-name="P46">Enhanced Body (Ulepszone Ciało)</text:p>
        </text:list-item>
        <text:list-item>
          <text:p text:style-name="P46">Enhanced Intellect (Ulepszony Intelekt)</text:p>
        </text:list-item>
        <text:list-item>
          <text:p text:style-name="P46">Enhanced Intellect Edge (Ulepszone Skupienie w Inteligencji)</text:p>
        </text:list-item>
        <text:list-item>
          <text:p text:style-name="P46">Enhanced Might (Ulepszona moc)</text:p>
        </text:list-item>
        <text:list-item>
          <text:p text:style-name="P46">Enhanced Might Edge (Ulepszone Skupienie w Mocy)</text:p>
        </text:list-item>
        <text:list-item>
          <text:p text:style-name="P46">Enhanced Phased Attack (Ulepszony Atak Fazowy)</text:p>
        </text:list-item>
        <text:list-item>
          <text:p text:style-name="P46">Enhanced Physique (Ulepszona Muskulatura)</text:p>
        </text:list-item>
        <text:list-item>
          <text:p text:style-name="P46">Enhanced Potential (Potencjał)</text:p>
        </text:list-item>
        <text:list-item>
          <text:p text:style-name="P46">Enhanced Speed (Ulepszona Szybkość)</text:p>
        </text:list-item>
        <text:list-item>
          <text:p text:style-name="P46">Enhanced Speed Edhe (Ulepszone Skupienie w Szybkości)</text:p>
        </text:list-item>
        <text:list-item>
          <text:p text:style-name="P46">Enlarge (Wzrost)</text:p>
        </text:list-item>
        <text:list-item>
          <text:p text:style-name="P46">Enlightened (Oświecony)</text:p>
        </text:list-item>
        <text:list-item>
          <text:p text:style-name="P46">Entangling Force (Macki Mocy)</text:p>
        </text:list-item>
        <text:list-item>
          <text:p text:style-name="P46">Enthrall (Zauroczenie)</text:p>
        </text:list-item>
        <text:list-item>
          <text:p text:style-name="P46">Entourage (Świta)</text:p>
        </text:list-item>
        <text:list-item>
          <text:p text:style-name="P46">Enveloping Shield (Ulepszona Tarcza)</text:p>
        </text:list-item>
        <text:list-item>
          <text:p text:style-name="P46">Erase Momeries (Usunięcie Wspomnień)</text:p>
        </text:list-item>
        <text:list-item>
          <text:p text:style-name="P46">Escape (Ucieczka)</text:p>
        </text:list-item>
        <text:list-item>
          <text:p text:style-name="P46">Escape Plan (Plan Ucieczki)</text:p>
        </text:list-item>
        <text:list-item>
          <text:p text:style-name="P46">Evanesce (Zniknięcie)</text:p>
        </text:list-item>
        <text:list-item>
          <text:p text:style-name="P46">Evasion (Unik)</text:p>
        </text:list-item>
        <text:list-item>
          <text:p text:style-name="P46">Everything is a Weapon (Wszystko Jest Bronią)</text:p>
        </text:list-item>
        <text:list-item>
          <text:p text:style-name="P46">Exile (Wygnanie)</text:p>
        </text:list-item>
        <text:list-item>
          <text:p text:style-name="P46">Expanded Repertoire (Zwiększenie Limitu Subtelnych Cypherów)</text:p>
        </text:list-item>
        <text:list-item>
          <text:p text:style-name="P46">Experienced Defender (Doświadczony Obrońca)</text:p>
        </text:list-item>
        <text:list-item>
          <text:p text:style-name="P46">Experienced Finder (Doświadczony Znaleźca)</text:p>
        </text:list-item>
        <text:list-item>
          <text:p text:style-name="P46">Experienced in Armor (Przywykły do Noszenia Zbroi)</text:p>
        </text:list-item>
        <text:list-item>
          <text:p text:style-name="P46">Expert Crafter (Ekspert-Rzemieślnik)</text:p>
        </text:list-item>
        <text:list-item>
          <text:p text:style-name="P46">Expert Cypher Use (Ekspercki Użytkownik Cypherów)</text:p>
        </text:list-item>
        <text:list-item>
          <text:p text:style-name="P46">Expert Driver (Doświadczony Kierowca)</text:p>
        </text:list-item>
        <text:list-item>
          <text:p text:style-name="P46">Expert Follower (Towarzysz-Ekspert)</text:p>
        </text:list-item>
        <text:list-item>
          <text:p text:style-name="P46">Expert Pilot (Ekspert-Pilot)</text:p>
        </text:list-item>
        <text:list-item>
          <text:p text:style-name="P46">Expert Skill (Umiejętność Eksperta)</text:p>
        </text:list-item>
        <text:list-item>
          <text:p text:style-name="P59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47">Exploit Advantage (Wykorzystanie Przewagi)</text:p>
        </text:list-item>
        <text:list-item>
          <text:p text:style-name="P47">Exploratory Experience (oświadczony Eksplorator)</text:p>
        </text:list-item>
        <text:list-item>
          <text:p text:style-name="P47">Explosive Release (Wybuchowe Rozładowanie)</text:p>
        </text:list-item>
        <text:list-item>
          <text:p text:style-name="P47">Extra Recovery (Dodatkowy Rzut na Odzyskanie Zdrowia)</text:p>
        </text:list-item>
        <text:list-item>
          <text:p text:style-name="P47">Extra Skill (Dodatkowa Umiejętność)</text:p>
        </text:list-item>
        <text:list-item>
          <text:p text:style-name="P47">Extra Use (Dodatkowe Użycie Artefaktu)</text:p>
        </text:list-item>
        <text:list-item>
          <text:p text:style-name="P47">Extreme Mastery (Wyjątkowe Mistrzostwo)</text:p>
        </text:list-item>
        <text:list-item>
          <text:p text:style-name="P47">Eye for Detail (Oko do Szczegółów)</text:p>
        </text:list-item>
        <text:list-item>
          <text:p text:style-name="P47">EyE Gouge (Wyłupienie Oka)</text:p>
        </text:list-item>
        <text:list-item>
          <text:p text:style-name="P47">Eyes Adjusted (Dostosowanie Oczy)</text:p>
        </text:list-item>
      </text:list>
      <text:p text:style-name="P11"/>
      <text:p text:style-name="P12">F</text:p>
      <text:p text:style-name="P11"/>
      <text:list xml:id="list2910370772" text:style-name="L5">
        <text:list-item>
          <text:p text:style-name="P48">Face Morph (Morficzna Twarz)</text:p>
        </text:list-item>
        <text:list-item>
          <text:p text:style-name="P49"><text:soft-page-break/>Familiarize (Zapoznanie się z terem)</text:p>
        </text:list-item>
        <text:list-item>
          <text:p text:style-name="P49">Fat Step (Daleki Krok)</text:p>
        </text:list-item>
        <text:list-item>
          <text:p text:style-name="P49">Fast Kill (Szybkie Zabójstwo)</text:p>
        </text:list-item>
        <text:list-item>
          <text:p text:style-name="P49">Fast Talk (Wmawianie)</text:p>
        </text:list-item>
        <text:list-item>
          <text:p text:style-name="P49">Fast Travel (Szybka Podróż)</text:p>
        </text:list-item>
        <text:list-item>
          <text:p text:style-name="P49">Faster Wild Magic (Szybsza Dzika Magia)</text:p>
        </text:list-item>
        <text:list-item>
          <text:p text:style-name="P49">Faersome Reputation (Przerażająca Reputacja)</text:p>
        </text:list-item>
        <text:list-item>
          <text:p text:style-name="P49">Feat of Strength (Pokaz Siły)</text:p>
        </text:list-item>
        <text:list-item>
          <text:p text:style-name="P49">Feint (Finta)</text:p>
        </text:list-item>
        <text:list-item>
          <text:p text:style-name="P49">Fellow Explorer (Towarzysz Eksplorator)</text:p>
        </text:list-item>
        <text:list-item>
          <text:p text:style-name="P49">Fetch (Przywołanie)</text:p>
        </text:list-item>
        <text:list-item>
          <text:p text:style-name="P49">Field of Destruction (Pole Zniszczeń)</text:p>
        </text:list-item>
        <text:list-item>
          <text:p text:style-name="P49">Field of Gravity (Pole Grawitacyjne)</text:p>
        </text:list-item>
        <text:list-item>
          <text:p text:style-name="P49">Field-Reinforced Armor (Pole Mocy Zasilanego Pancerza)</text:p>
        </text:list-item>
        <text:list-item>
          <text:p text:style-name="P49">Fiery Hand of Doom (Ognista Ręka Zguby)</text:p>
        </text:list-item>
        <text:list-item>
          <text:p text:style-name="P49">Fight On (Niezłomny)</text:p>
        </text:list-item>
        <text:list-item>
          <text:p text:style-name="P49">Final Defiance (Ostateteczne Zaprzeczenie)</text:p>
        </text:list-item>
        <text:list-item>
          <text:p text:style-name="P49">Find an Opening (Wyczulenie na Okazje)</text:p>
        </text:list-item>
        <text:list-item>
          <text:p text:style-name="P49">Find the Guilty (Odnalezienie Winnych)</text:p>
        </text:list-item>
        <text:list-item>
          <text:p text:style-name="P49">Find the Hidden (Odnalezienie Ukrytych)</text:p>
        </text:list-item>
        <text:list-item>
          <text:p text:style-name="P49">Fnd the Way (Znajdowanie Drogi)</text:p>
        </text:list-item>
        <text:list-item>
          <text:p text:style-name="P49">Finishing Blow (Ostateczny Cios)</text:p>
        </text:list-item>
        <text:list-item>
          <text:p text:style-name="P49">Fire and Ice (Ogień i lód)</text:p>
        </text:list-item>
        <text:list-item>
          <text:p text:style-name="P49">Fire Bloom (Kwiat Ognia)</text:p>
        </text:list-item>
        <text:list-item>
          <text:p text:style-name="P49">Fire Servant (Ognisty Sługa)</text:p>
        </text:list-item>
        <text:list-item>
          <text:p text:style-name="P49">Fire Tendrils (Ogniste Macki)</text:p>
        </text:list-item>
        <text:list-item>
          <text:p text:style-name="P49">Fists of Fury (Pięści Furii)</text:p>
        </text:list-item>
        <text:list-item>
          <text:p text:style-name="P49">Flamboyant Boast (Czcze Przechwałki)</text:p>
        </text:list-item>
        <text:list-item>
          <text:p text:style-name="P50">Flameblade (Ostrze Ognia)</text:p>
        </text:list-item>
        <text:list-item>
          <text:p text:style-name="P50">Flash (Błysk) (Eksplozja???)</text:p>
        </text:list-item>
        <text:list-item>
          <text:p text:style-name="P50">Flash Across the Miles (Szybkość Błyskawicy)</text:p>
        </text:list-item>
        <text:list-item>
          <text:p text:style-name="P50">Flee (Ucieczka)</text:p>
        </text:list-item>
        <text:list-item>
          <text:p text:style-name="P51">Fleet of Foot (Szybkostopy)</text:p>
        </text:list-item>
        <text:list-item>
          <text:p text:style-name="P51">Flesh for Stone (Ciało z kamienia)</text:p>
        </text:list-item>
        <text:list-item>
          <text:p text:style-name="P51">Flex Lore (Planetarna wiedza)</text:p>
        </text:list-item>
        <text:list-item>
          <text:p text:style-name="P51">Flex Skill (Skupienie na Umiejętności)</text:p>
        </text:list-item>
        <text:list-item>
          <text:p text:style-name="P51">Flex Weapon Skill (Skupienie na Ataku)</text:p>
        </text:list-item>
        <text:list-item>
          <text:p text:style-name="P51">Flight (Lot)</text:p>
        </text:list-item>
        <text:list-item>
          <text:p text:style-name="P51">Flight Exertion (Krótki Lot)</text:p>
        </text:list-item>
        <text:list-item>
          <text:p text:style-name="P51">Flight not Fight (Ucieczka, Nie Walka)</text:p>
        </text:list-item>
        <text:list-item>
          <text:p text:style-name="P51">Fling (Rzut)</text:p>
        </text:list-item>
        <text:list-item>
          <text:p text:style-name="P51">Flying Kompanion (Latający Towarzysz)</text:p>
        </text:list-item>
        <text:list-item>
          <text:p text:style-name="P51">Foil Danger (Negacja Zagrożenia)</text:p>
        </text:list-item>
        <text:list-item>
          <text:p text:style-name="P51">Font of Healing (Uzdrawiająca Fontanna)</text:p>
        </text:list-item>
        <text:list-item>
          <text:p text:style-name="P51">Force and Accuracy (Siła i Dokładność)</text:p>
        </text:list-item>
        <text:list-item>
          <text:p text:style-name="P51">Force at Distance (Moc na Odległość)</text:p>
        </text:list-item>
        <text:list-item>
          <text:p text:style-name="P51">Force Bash (Uderzenie Mocy)</text:p>
        </text:list-item>
        <text:list-item>
          <text:p text:style-name="P51">Force Blast (Wystrzał Mocy)</text:p>
        </text:list-item>
        <text:list-item>
          <text:p text:style-name="P51">Force Field (Pole Siłowe)</text:p>
        </text:list-item>
        <text:list-item>
          <text:p text:style-name="P51">Force Field Barrier (Bariera Pola Siłowego)</text:p>
        </text:list-item>
        <text:list-item>
          <text:p text:style-name="P51">Force Field Shield (Tarcza Pola Siłowego)</text:p>
        </text:list-item>
        <text:list-item>
          <text:p text:style-name="P51">Force to Reckon With (Niszczyciel Pól Siłowych)</text:p>
        </text:list-item>
        <text:list-item>
          <text:p text:style-name="P51"><text:soft-page-break/>Force Wall (Ściana Mocy)</text:p>
        </text:list-item>
        <text:list-item>
          <text:p text:style-name="P51">Fortification Builder (Budujący Umocnienia)</text:p>
        </text:list-item>
        <text:list-item>
          <text:p text:style-name="P51">Fortified Position (Ufortyfikowana Pozycja)</text:p>
        </text:list-item>
        <text:list-item>
          <text:p text:style-name="P51">Foul Aura (Złowróżna Aura)</text:p>
        </text:list-item>
        <text:list-item>
          <text:p text:style-name="P51">Freakishly Large (Przeogromny)</text:p>
        </text:list-item>
        <text:list-item>
          <text:p text:style-name="P51">Free to Move (<text:span text:style-name="T20">Mistrz Ruchu)</text:span></text:p>
        </text:list-item>
        <text:list-item>
          <text:p text:style-name="P52">Freezing Touch (Mrożący Dotyk)</text:p>
        </text:list-item>
        <text:list-item>
          <text:p text:style-name="P52">Frenzy (Szał)</text:p>
        </text:list-item>
        <text:list-item>
          <text:p text:style-name="P52">Friendly Help (Pomoc Przyjaciela)</text:p>
        </text:list-item>
        <text:list-item>
          <text:p text:style-name="P52">From the Shadows (Z Cieni)</text:p>
        </text:list-item>
        <text:list-item>
          <text:p text:style-name="P52">Frost Touch (Lodowy Dotyk)</text:p>
        </text:list-item>
        <text:list-item>
          <text:p text:style-name="P52">Further Mathematics (Wyższa Matematyka)</text:p>
        </text:list-item>
        <text:list-item>
          <text:p text:style-name="P52">Fury (Furia)</text:p>
        </text:list-item>
        <text:list-item>
          <text:p text:style-name="P52">Fusion (Fuzja)</text:p>
        </text:list-item>
        <text:list-item>
          <text:p text:style-name="P52">Fusion Armor (Zbroja Fuzyjna)</text:p>
        </text:list-item>
      </text:list>
      <text:p text:style-name="P13"/>
      <text:p text:style-name="P14">G</text:p>
      <text:p text:style-name="P13"/>
      <text:list xml:id="list676726419" text:style-name="L6">
        <text:list-item>
          <text:p text:style-name="P53">Gain Unusual Companion (Pozyskanie Nietypowego Towarzysza)</text:p>
        </text:list-item>
        <text:list-item>
          <text:p text:style-name="P53">Gambler (Ryzykant)</text:p>
        </text:list-item>
        <text:list-item>
          <text:p text:style-name="P53">Game Lessons (Lekcje z Gier)</text:p>
        </text:list-item>
        <text:list-item>
          <text:p text:style-name="P53">Gamer (Gamer)</text:p>
        </text:list-item>
        <text:list-item>
          <text:p text:style-name="P53">Gamer’s Fortitude (Wytrzymałość Gracza)</text:p>
        </text:list-item>
        <text:list-item>
          <text:p text:style-name="P53">Gaming God (Bóg Gier)</text:p>
        </text:list-item>
        <text:list-item>
          <text:p text:style-name="P53">Gargantuan (Wielgachny)</text:p>
        </text:list-item>
        <text:list-item>
          <text:p text:style-name="P53">Gather Intelligence (Agent Wywiadu)</text:p>
        </text:list-item>
        <text:list-item>
          <text:p text:style-name="P53">Generate Force Field (Generacja Pola Siłowego)</text:p>
        </text:list-item>
        <text:list-item>
          <text:p text:style-name="P53">Get Away (Ucieknij)</text:p>
        </text:list-item>
        <text:list-item>
          <text:p text:style-name="P53">Ghost (Duch)</text:p>
        </text:list-item>
        <text:list-item>
          <text:p text:style-name="P53">Go Defensive (W Defensywie)</text:p>
        </text:list-item>
        <text:list-item>
          <text:p text:style-name="P53">Go to Ground (Ponowne Ukrycie Się)</text:p>
        </text:list-item>
        <text:list-item>
          <text:p text:style-name="P53">Goad (Prowokacja)</text:p>
        </text:list-item>
        <text:list-item>
          <text:p text:style-name="P53">Golem Body (Ciało Golema)</text:p>
        </text:list-item>
        <text:list-item>
          <text:p text:style-name="P53">Golem Grip (Chwyt Golema)</text:p>
        </text:list-item>
        <text:list-item>
          <text:p text:style-name="P53">Golem Healing (Uzdrawianie Golema)</text:p>
        </text:list-item>
        <text:list-item>
          <text:p text:style-name="P53">Golem Stomp (Tupnięcie Golema)</text:p>
        </text:list-item>
        <text:list-item>
          <text:p text:style-name="P53">Good Advice (Dobra Porada)</text:p>
        </text:list-item>
        <text:list-item>
          <text:p text:style-name="P53">Got a Feeling (Przeczucie)</text:p>
        </text:list-item>
        <text:list-item>
          <text:p text:style-name="P53">Grab (Chwyt)</text:p>
        </text:list-item>
        <text:list-item>
          <text:p text:style-name="P53">Grand Deception (Wielkie Oszustwo)</text:p>
        </text:list-item>
        <text:list-item>
          <text:p text:style-name="P53">Grandiose Illusion (Wielka Iluzja)</text:p>
        </text:list-item>
        <text:list-item>
          <text:p text:style-name="P53">Granite Wall (Ściana z Granitu)</text:p>
        </text:list-item>
        <text:list-item>
          <text:p text:style-name="P53">Grasping Foliage (Chwytające Zielska)</text:p>
        </text:list-item>
        <text:list-item>
          <text:p text:style-name="P53">Gravity Cleave (Szarpnięcie Grawitacyjne)</text:p>
        </text:list-item>
        <text:list-item>
          <text:p text:style-name="P53">Great Tree (Wielkie Drzewo)</text:p>
        </text:list-item>
        <text:list-item>
          <text:p text:style-name="P53">Greater Beast Form (Większa Likantropia)</text:p>
        </text:list-item>
        <text:list-item>
          <text:p text:style-name="P53">Greater Controlled Change (Większa Kontrolowana Zmiana)</text:p>
        </text:list-item>
        <text:list-item>
          <text:p text:style-name="P53">Greater Designation (Większy Osąd)</text:p>
        </text:list-item>
        <text:list-item>
          <text:p text:style-name="P53">Greater Enhanced Intellect (Większy Ulepszony Intelekt)</text:p>
        </text:list-item>
        <text:list-item>
          <text:p text:style-name="P53">Greater Enhanced Might (Większa Ulepszona Moc)</text:p>
        </text:list-item>
        <text:list-item>
          <text:p text:style-name="P53">Greater Enhanced Physique (Większa Ulepszona Muskulatura)</text:p>
        </text:list-item>
        <text:list-item>
          <text:p text:style-name="P53">Greater Enhanced Potential (Większy Ulepszony Potencjał)</text:p>
        </text:list-item>
        <text:list-item>
          <text:p text:style-name="P53"><text:soft-page-break/>Greater Enhanced Speed (Większa Ulepszona Szybkość)</text:p>
        </text:list-item>
        <text:list-item>
          <text:p text:style-name="P53">Greater Frenzy (Większa Furia)</text:p>
        </text:list-item>
        <text:list-item>
          <text:p text:style-name="P53">Greater Healing Touch (Większy Leczący Dotyk)</text:p>
        </text:list-item>
        <text:list-item>
          <text:p text:style-name="P53">Greater Necromancy (Większa Nekromancja)</text:p>
        </text:list-item>
        <text:list-item>
          <text:p text:style-name="P53">Greater Skill With Attack (Większa Umiejętność Ataku)</text:p>
        </text:list-item>
        <text:list-item>
          <text:p text:style-name="P54">Greater Skill With Defense (Większa Umiejętność Obrony)</text:p>
        </text:list-item>
        <text:list-item>
          <text:p text:style-name="P54">Group Friendship (Paczka Przyjaciół)</text:p>
        </text:list-item>
        <text:list-item>
          <text:p text:style-name="P54">Guide Bolt (Nakierowywana Pocisk)</text:p>
        </text:list-item>
        <text:list-item>
          <text:p text:style-name="P54">Guild Training (Trening Gildii)</text:p>
        </text:list-item>
        <text:list-item>
          <text:p text:style-name="P54">Gunner (Rewolwerowiec)</text:p>
        </text:list-item>
      </text:list>
      <text:p text:style-name="P15"/>
      <text:p text:style-name="P16">H</text:p>
      <text:p text:style-name="P15"/>
      <text:list xml:id="list4193459417" text:style-name="L7">
        <text:list-item>
          <text:p text:style-name="P55">Hack the Impossible (Hakowanie Niemożliwości)</text:p>
        </text:list-item>
        <text:list-item>
          <text:p text:style-name="P55">Hacker (Haker)</text:p>
        </text:list-item>
        <text:list-item>
          <text:p text:style-name="P55">Hand to Eye (Koordynacja Ręka-Oko)</text:p>
        </text:list-item>
        <text:list-item>
          <text:p text:style-name="P55">Handy (Zręczny Rzemieślnik)</text:p>
        </text:list-item>
        <text:list-item>
          <text:p text:style-name="P55">Hard Choices (Trudny Wybory)</text:p>
        </text:list-item>
        <text:list-item>
          <text:p text:style-name="P55">Hard Target (Trudny Cel)</text:p>
        </text:list-item>
        <text:list-item>
          <text:p text:style-name="P55">Hard to Distract (Ciężki do Rozproszenia)</text:p>
        </text:list-item>
        <text:list-item>
          <text:p text:style-name="P55">Hard to Hit (Trudny do Trafienia)</text:p>
        </text:list-item>
        <text:list-item>
          <text:p text:style-name="P55">Hard to Kill (Trudny do Zamordowania)</text:p>
        </text:list-item>
        <text:list-item>
          <text:p text:style-name="P55">Hard to See (Rozmazany)</text:p>
        </text:list-item>
        <text:list-item>
          <text:p text:style-name="P55">Hard-Won Resilience (Ciężko Zapracowana Odporność)</text:p>
        </text:list-item>
        <text:list-item>
          <text:p text:style-name="P55">Harder Light (Twardsze Światło)</text:p>
        </text:list-item>
        <text:list-item>
          <text:p text:style-name="P55">Hardiness (Wytrzymały)</text:p>
        </text:list-item>
        <text:list-item>
          <text:p text:style-name="P55">Have Spacesuit, Will Travel (Mam Kombinezon Kosmiczny, Będę Podróżnikiem)</text:p>
        </text:list-item>
        <text:list-item>
          <text:p text:style-name="P55">Heads-Up Display (Wyświetlacz w Hełmie)</text:p>
        </text:list-item>
        <text:list-item>
          <text:p text:style-name="P55">Healing Pulse (Leczący Puls)</text:p>
        </text:list-item>
        <text:list-item>
          <text:p text:style-name="P55">Healing Touch (Leczący Dotyk)</text:p>
        </text:list-item>
        <text:list-item>
          <text:p text:style-name="P55">Hedge Magic (Sztuczki Magiczne)</text:p>
        </text:list-item>
        <text:list-item>
          <text:p text:style-name="P55">Heightened Skills (Ulepszone Umiejętności)</text:p>
        </text:list-item>
        <text:list-item>
          <text:p text:style-name="P55">Hemorrhage (Krwawienie)</text:p>
        </text:list-item>
        <text:list-item>
          <text:p text:style-name="P55">Heroic Monster Bane (Heros Pogromca Potworów)</text:p>
        </text:list-item>
        <text:list-item>
          <text:p text:style-name="P55">Hidden Closet (Szuflads-Skrytka)</text:p>
        </text:list-item>
        <text:list-item>
          <text:p text:style-name="P55">Hidden Reserves (Ukryta Siła)</text:p>
        </text:list-item>
        <text:list-item>
          <text:p text:style-name="P55">Higher Mathematics (Wyższa Matematyka)</text:p>
        </text:list-item>
        <text:list-item>
          <text:p text:style-name="P55">Hold Breath (Wstryzmanie Oddechu)</text:p>
        </text:list-item>
        <text:list-item>
          <text:p text:style-name="P55">Horde Fighting (Walczący z Hordą)</text:p>
        </text:list-item>
        <text:list-item>
          <text:p text:style-name="P55">Horde Tactics (Taktyka Hordy)</text:p>
        </text:list-item>
        <text:list-item>
          <text:p text:style-name="P55">Hover (Unoszenie Się)</text:p>
        </text:list-item>
        <text:list-item>
          <text:p text:style-name="P55">How Other Think (Jak Myślą Inni)</text:p>
        </text:list-item>
        <text:list-item>
          <text:p text:style-name="P55">Huge (Wielki)</text:p>
        </text:list-item>
        <text:list-item>
          <text:p text:style-name="P55">Hunter’s Drive (Dążenie Łowcy)</text:p>
        </text:list-item>
        <text:list-item>
          <text:p text:style-name="P55">Hurl Flame (<text:span text:style-name="T21">Macki Płomieni</text:span>)</text:p>
        </text:list-item>
      </text:list>
      <text:p text:style-name="P15"/>
      <text:p text:style-name="P18">I</text:p>
      <text:p text:style-name="P17"/>
      <text:list xml:id="list1527237965" text:style-name="L8">
        <text:list-item>
          <text:p text:style-name="P56">Ice Armor (Lodowa Zbroja)</text:p>
        </text:list-item>
        <text:list-item>
          <text:p text:style-name="P57">Ice Creation (Lodowa Kreacja)</text:p>
        </text:list-item>
        <text:list-item>
          <text:p text:style-name="P57">Ice Storm (Śniegowa Zamieć)</text:p>
        </text:list-item>
        <text:list-item>
          <text:p text:style-name="P57">Ignition (Zapłon)</text:p>
        </text:list-item>
        <text:list-item>
          <text:p text:style-name="P57"><text:soft-page-break/>Ignore Affliction (Zignorowanie Przeszkody)</text:p>
        </text:list-item>
        <text:list-item>
          <text:p text:style-name="P57">Ignore the Pain (Zignorowanie Bólu)</text:p>
        </text:list-item>
        <text:list-item>
          <text:p text:style-name="P57">Illuminating Touch (Dotyk Oświecenia)</text:p>
        </text:list-item>
        <text:list-item>
          <text:p text:style-name="P57">Illusory Disquise (Iluzoryczne Przebranie)</text:p>
        </text:list-item>
        <text:list-item>
          <text:p text:style-name="P57">Illusory Duplicate (Iluzyjny Duplikat)</text:p>
        </text:list-item>
        <text:list-item>
          <text:p text:style-name="P57">Illusory Evasion (Iluzoryczny Unik)</text:p>
        </text:list-item>
        <text:list-item>
          <text:p text:style-name="P57">Illusory Selves (Iluzyjne Ja)</text:p>
        </text:list-item>
        <text:list-item>
          <text:p text:style-name="P57">Immovable (Nieruszony)</text:p>
        </text:list-item>
        <text:list-item>
          <text:p text:style-name="P57">Impart Ideal (Zasianie Idei)</text:p>
        </text:list-item>
        <text:list-item>
          <text:p text:style-name="P57">Impart Understanding (Zasianie Zrozumienia)</text:p>
        </text:list-item>
        <text:list-item>
          <text:p text:style-name="P57">Impersonate (Impersonacja)</text:p>
        </text:list-item>
        <text:list-item>
          <text:p text:style-name="P57">Impetus (Przyciągnięcie)</text:p>
        </text:list-item>
        <text:list-item>
          <text:p text:style-name="P57">Impossible Walk (Niemożliwy Spacer)</text:p>
        </text:list-item>
        <text:list-item>
          <text:p text:style-name="P57">Impressive Display (Niemożliwy Pokaz)</text:p>
        </text:list-item>
        <text:list-item>
          <text:p text:style-name="P57">Improved Absorb Kinetic Energy (Ulepszona Absorpcja Kinetycznej Energii)</text:p>
        </text:list-item>
        <text:list-item>
          <text:p text:style-name="P57">Improved Apportation (Ulepszona Aportacja)</text:p>
        </text:list-item>
        <text:list-item>
          <text:p text:style-name="P57">Improved Command Spirit (Ulepszone Rozkazywanie Duchom)</text:p>
        </text:list-item>
        <text:list-item>
          <text:p text:style-name="P57">Improved Companion (Ulepszony Towarzysz)</text:p>
        </text:list-item>
        <text:list-item>
          <text:p text:style-name="P57">Improved Copying (Ulepszone Kopiowanie Mocy)</text:p>
        </text:list-item>
        <text:list-item>
          <text:p text:style-name="P57">Improved Designation (Ulepszony Osąd)</text:p>
        </text:list-item>
        <text:list-item>
          <text:p text:style-name="P57">Improved Edge (Ulepszone Skupienie)</text:p>
        </text:list-item>
        <text:list-item>
          <text:p text:style-name="P57">Improved Gravity Cleave (Ulepszone Szarpnięcie Grawitacyjne)</text:p>
        </text:list-item>
        <text:list-item>
          <text:p text:style-name="P57">Improved Machine Companion (Ulepszony Towarzysz-Maszyna)</text:p>
        </text:list-item>
        <text:list-item>
          <text:p text:style-name="P57">Improved Monster Bane (Ulepszone Pokonanie Dużego Potwora)</text:p>
        </text:list-item>
        <text:list-item>
          <text:p text:style-name="P57">Improved Object Bond (Ulepszona Więź z Przedmiotem)</text:p>
        </text:list-item>
        <text:list-item>
          <text:p text:style-name="P57">Improved Recovery (Ulepszone Odzyskanie Zdrowia)</text:p>
        </text:list-item>
        <text:list-item>
          <text:p text:style-name="P57">Improved Sculpt Light (Ulepszone Rzeźbienie Światłem)</text:p>
        </text:list-item>
        <text:list-item>
          <text:p text:style-name="P57">Improved Sensor (Ulepszony Sensor)</text:p>
        </text:list-item>
        <text:list-item>
          <text:p text:style-name="P57">Improved Success (Ulepszony Sukces)</text:p>
        </text:list-item>
        <text:list-item>
          <text:p text:style-name="P57">Improwise (Improwizacja)</text:p>
        </text:list-item>
        <text:list-item>
          <text:p text:style-name="P57">In Harm’s Way (Obrońca Przyjaciół)</text:p>
        </text:list-item>
        <text:list-item>
          <text:p text:style-name="P57">Incomparable Pilot (Wspaniały Pilot)</text:p>
        </text:list-item>
        <text:list-item>
          <text:p text:style-name="P57">Increased Effects (Zwiększony Efekt)</text:p>
        </text:list-item>
        <text:list-item>
          <text:p text:style-name="P57">Increasing Determination (Determinacja)</text:p>
        </text:list-item>
        <text:list-item>
          <text:p text:style-name="P57">Incredible Feat of Science (Niemożliwe Osiągnięcie Naukowe)</text:p>
        </text:list-item>
        <text:list-item>
          <text:p text:style-name="P57">Incredible Health (Ulepszone Zdrowie)</text:p>
        </text:list-item>
        <text:list-item>
          <text:p text:style-name="P57">Incredible Recovery (Niemożliwe Odzyskanie Zdrowia)</text:p>
        </text:list-item>
        <text:list-item>
          <text:p text:style-name="P57">Incredible Running Speed (Niemożliwa Szybkość)</text:p>
        </text:list-item>
        <text:list-item>
          <text:p text:style-name="P57">Infer Thoughts (Odczytanie Myśli)</text:p>
        </text:list-item>
        <text:list-item>
          <text:p text:style-name="P57">Inferno Trail (Piekielny Szlak)</text:p>
        </text:list-item>
        <text:list-item>
          <text:p text:style-name="P57">Infiltrator (Infiltrator)</text:p>
        </text:list-item>
        <text:list-item>
          <text:p text:style-name="P57">Influence Swarm (Wpływ na Rój)</text:p>
        </text:list-item>
        <text:list-item>
          <text:p text:style-name="P57">Information Gathering ()Zbieranie Informacji)</text:p>
        </text:list-item>
        <text:list-item>
          <text:p text:style-name="P57">Informer (Informator)</text:p>
        </text:list-item>
        <text:list-item>
          <text:p text:style-name="P57">Infuse Spirit (Absorpcja Ducha)</text:p>
        </text:list-item>
        <text:list-item>
          <text:p text:style-name="P57">Inhabit Crystal (Zamieszkując Kryształ)</text:p>
        </text:list-item>
        <text:list-item>
          <text:p text:style-name="P57">Innate Power (Wrodzona Moc)</text:p>
        </text:list-item>
        <text:list-item>
          <text:p text:style-name="P57">Inner Defense (Wewnętrzna Obrona)</text:p>
        </text:list-item>
        <text:list-item>
          <text:p text:style-name="P57">Innovator (Innowator)</text:p>
        </text:list-item>
        <text:list-item>
          <text:p text:style-name="P57">Insect Eruption (Erupcja Insektów)</text:p>
        </text:list-item>
        <text:list-item>
          <text:p text:style-name="P57">Insight (Empatia)</text:p>
        </text:list-item>
        <text:list-item>
          <text:p text:style-name="P57">Insp[iration (Inspiracja)</text:p>
        </text:list-item>
        <text:list-item>
          <text:p text:style-name="P57"><text:soft-page-break/>Inspire Action (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2-20T23:13:43.279000000</dc:date>
    <meta:editing-duration>PT4H7M2S</meta:editing-duration>
    <meta:editing-cycles>19</meta:editing-cycles>
    <meta:document-statistic meta:table-count="0" meta:image-count="0" meta:object-count="0" meta:page-count="12" meta:paragraph-count="556" meta:word-count="2860" meta:character-count="19204" meta:non-whitespace-character-count="17443"/>
  </office:meta>
</office:document-meta>
</file>